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E599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fo:background-color="#D9D9D9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fo:background-color="#D9D9D9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14.75pt" style:use-optimal-row-height="true" fo:break-before="auto"/>
    </style:style>
    <style:style style:name="ro3" style:family="table-row">
      <style:table-row-properties style:row-height="8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te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Hotel_Name</text:p>
          </table:table-cell>
          <table:table-cell office:value-type="string" table:style-name="ce4">
            <text:p>Hotel_Address</text:p>
          </table:table-cell>
          <table:table-cell office:value-type="string" table:style-name="ce5">
            <text:p>Hotel_Detail</text:p>
          </table:table-cell>
          <table:table-cell office:value-type="string" table:style-name="ce5">
            <text:p>Hotel_Pic</text:p>
          </table:table-cell>
          <table:table-cell table:number-columns-repeated="16379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6">
            <text:p>The Poonveh Bangkok</text:p>
          </table:table-cell>
          <table:table-cell office:value-type="string" table:style-name="ce7">
            <text:p>125/56 Charoen Nakhon Rd, Khlong Ton Sai, Khlong San, Bangkok 1060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">
            <text:p>The Poonveh Phuket</text:p>
          </table:table-cell>
          <table:table-cell office:value-type="string" table:style-name="ce9">
            <text:p>97/8 Ko Kaeo, Mueang Phuket District, Phuket 83000</text:p>
          </table:table-cell>
          <table:table-cell table:number-columns-repeated="2" table:style-name="ce8"/>
          <table:table-cell table:number-columns-repeated="16379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6">
            <text:p>The Poonveh Chiang Mai</text:p>
          </table:table-cell>
          <table:table-cell office:value-type="string" table:style-name="ce9">
            <text:p>75/9 Chiang Mai, Mueang Chiang Mai District, Chiang Mai 5030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">
            <text:p>The Poonveh Pattaya</text:p>
          </table:table-cell>
          <table:table-cell office:value-type="string" table:style-name="ce9">
            <text:p>78-459 Pattaya City, Bang Lamung District, Chon Buri 2017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">
            <text:p>The Poonveh Kon Kaen</text:p>
          </table:table-cell>
          <table:table-cell office:value-type="string" table:style-name="ce9">
            <text:p>99-99 Prachasumran Road Nai Muang, Khon Kaen 40000</text:p>
          </table:table-cell>
          <table:table-cell table:number-columns-repeated="2" table:style-name="ce8"/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Tahoma" svg:font-family="Tahom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ADMIN</meta:initial-creator>
    <dc:creator>ADMIN</dc:creator>
    <meta:creation-date>2022-04-21T03:02:08Z</meta:creation-date>
    <dc:date>2022-05-13T06:09:27Z</dc:date>
  </office:meta>
</office:document-meta>
</file>